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EncodeSansCondensed-Thin" svg:font-family="EncodeSansCondensed-Thin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cturneSerif-Regular" svg:font-family="NocturneSerif-Regular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officeooo:rsid="000187fd" officeooo:paragraph-rsid="000187fd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officeooo:rsid="00003560" officeooo:paragraph-rsid="000187fd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officeooo:rsid="000187fd" officeooo:paragraph-rsid="000187fd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rsid="00063a0f" officeooo:paragraph-rsid="00063a0f" style:font-size-asian="12pt" style:font-size-complex="12pt"/>
    </style:style>
    <style:style style:name="P5" style:family="paragraph" style:parent-style-name="Standard" style:list-style-name="L1">
      <style:text-properties fo:color="#000000" loext:opacity="100%" style:font-name="Liberation Serif" fo:font-size="12pt" officeooo:paragraph-rsid="00063a0f" style:font-size-asian="12pt" style:font-size-complex="12pt"/>
    </style:style>
    <style:style style:name="P6" style:family="paragraph" style:parent-style-name="Standard" style:list-style-name="L2">
      <style:text-properties fo:color="#000000" loext:opacity="100%" style:font-name="Liberation Serif" fo:font-size="12pt" officeooo:paragraph-rsid="0006df4c" style:font-size-asian="12pt" style:font-size-complex="12pt"/>
    </style:style>
    <style:style style:name="P7" style:family="paragraph" style:parent-style-name="Standard" style:list-style-name="L2">
      <style:text-properties fo:color="#000000" loext:opacity="100%" style:font-name="Liberation Serif" fo:font-size="12pt" officeooo:paragraph-rsid="0008f1cb" style:font-size-asian="12pt" style:font-size-complex="12pt"/>
    </style:style>
    <style:style style:name="P8" style:family="paragraph" style:parent-style-name="Standard" style:list-style-name="L2">
      <style:text-properties fo:color="#000000" loext:opacity="100%" style:font-name="Liberation Serif" fo:font-size="12pt" officeooo:rsid="000a3f85" officeooo:paragraph-rsid="000a3f85" style:font-size-asian="12pt" style:font-size-complex="12pt"/>
    </style:style>
    <style:style style:name="P9" style:family="paragraph" style:parent-style-name="Standard" style:list-style-name="L4">
      <style:text-properties fo:color="#000000" loext:opacity="100%" style:font-name="Liberation Serif" fo:font-size="12pt" officeooo:rsid="000a3f85" officeooo:paragraph-rsid="000a3f85" style:font-size-asian="12pt" style:font-size-complex="12pt"/>
    </style:style>
    <style:style style:name="P10" style:family="paragraph" style:parent-style-name="Standard" style:list-style-name="L3">
      <style:text-properties fo:color="#000000" loext:opacity="100%" style:font-name="Liberation Serif" fo:font-size="12pt" officeooo:rsid="00078a28" officeooo:paragraph-rsid="00078a28" style:font-size-asian="12pt" style:font-size-complex="12pt"/>
    </style:style>
    <style:style style:name="P11" style:family="paragraph" style:parent-style-name="Standard" style:list-style-name="L4">
      <style:text-properties fo:color="#000000" loext:opacity="100%" style:font-name="Liberation Serif" fo:font-size="12pt" officeooo:rsid="00078a28" officeooo:paragraph-rsid="00078a28" style:font-size-asian="12pt" style:font-size-complex="12pt"/>
    </style:style>
    <style:style style:name="P12" style:family="paragraph" style:parent-style-name="Standard" style:list-style-name="L4">
      <style:text-properties fo:color="#000000" loext:opacity="100%" style:font-name="Liberation Serif" fo:font-size="12pt" officeooo:rsid="0006df4c" officeooo:paragraph-rsid="0006df4c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officeooo:rsid="000187fd" officeooo:paragraph-rsid="000d30bd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paragraph-rsid="000d30bd" style:font-size-asian="12pt" style:font-size-complex="12pt"/>
    </style:style>
    <style:style style:name="P15" style:family="paragraph" style:parent-style-name="Standard" style:list-style-name="L2">
      <style:text-properties fo:font-variant="normal" fo:text-transform="none" fo:color="#000000" loext:opacity="100%" style:font-name="Liberation Serif" fo:font-size="12pt" fo:letter-spacing="normal" fo:font-style="normal" fo:font-weight="normal" officeooo:rsid="000c1be2" officeooo:paragraph-rsid="000c1be2" style:font-size-asian="12pt" style:font-size-complex="12pt"/>
    </style:style>
    <style:style style:name="T1" style:family="text">
      <style:text-properties officeooo:rsid="000187fd"/>
    </style:style>
    <style:style style:name="T2" style:family="text">
      <style:text-properties officeooo:rsid="000200a5"/>
    </style:style>
    <style:style style:name="T3" style:family="text">
      <style:text-properties officeooo:rsid="00063a0f"/>
    </style:style>
    <style:style style:name="T4" style:family="text">
      <style:text-properties officeooo:rsid="00003560"/>
    </style:style>
    <style:style style:name="T5" style:family="text">
      <style:text-properties officeooo:rsid="0006df4c"/>
    </style:style>
    <style:style style:name="T6" style:family="text">
      <style:text-properties fo:font-variant="normal" fo:text-transform="none" fo:font-style="normal"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08f1cb"/>
    </style:style>
    <style:style style:name="T9" style:family="text">
      <style:text-properties officeooo:rsid="0008f1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teratura medyczna:</text:p>
      <text:p text:style-name="P2"/>
      <text:list text:style-name="L1">
        <text:list-item>
          <text:p text:style-name="P5"><text:span text:style-name="T3">Trybusa M.: </text:span><text:span text:style-name="T4">Podstawy szycia chirurgicznego, </text:span><text:span text:style-name="T3">Medycyna Praktyczna, Kraków 2006</text:span></text:p>
        </text:list-item>
      </text:list>
      <text:p text:style-name="P13">Do przejrzenia:</text:p>
      <text:p text:style-name="P14">Chirurgia pod red. Prof. dra hab. med. Wojciecha Nostrzyka</text:p>
      <text:p text:style-name="P14">Chirurgia specjalistyczna i Chirurgia ogólna Peter F. Lawrence</text:p>
      <text:p text:style-name="P14">Zarys propedeutyki chirurgii pod red. prof. dra hab. med. Jerzego Narębskiego</text:p>
      <text:p text:style-name="P14">Przewodnik do ćwiczeń z praktycznego nauczania medycyny klinicznej pod red. Władysława Grabskiego i Dariusza Nowaka</text:p>
      <text:p text:style-name="P14">Internet: www.doctorsaloud.com www.ufrgs.br/favet/imunovet/molecular_immunology/surgical.html www.sutures-bbraun.com </text:p>
      <text:p text:style-name="P14">Estetyczna blizna cz.II- Urszula Zdanowicz </text:p>
      <text:p text:style-name="P14"/>
      <text:p text:style-name="P3">O VR:</text:p>
      <text:list text:style-name="L2">
        <text:list-item>
          <text:p text:style-name="P6"><text:span text:style-name="T5">Cvetković D.: </text:span><text:span text:style-name="T6">Virtual Reality and Its Application in Education</text:span><text:span text:style-name="T1">, </text:span><text:span text:style-name="T5">IntechOpen 2020</text:span></text:p>
        </text:list-item>
        <text:list-item>
          <text:p text:style-name="P6"><text:span text:style-name="T5">Grabarczyk P.: </text:span><text:span text:style-name="T2">What is Real in Virtual Reality?, </text:span><text:span text:style-name="T7">Towarzystwo Naukowe KUL &amp; Katolicki Uniwersytet Lubelski Jana Pawła II </text:span><text:span text:style-name="T5">2024</text:span></text:p>
        </text:list-item>
        <text:list-item>
          <text:p text:style-name="P7"><text:span text:style-name="T9">Ambroży N., Serafin J.: RZECZYWISTE ZA STOSOWANIE WIRTUALNEGO ŚWIATA: METAANALIZA BADAŃ N A TEMAT WIRTUALNEJ RZECZYWISTOŚCI, </text:span><text:span text:style-name="T8">Wyższa Szkoła Bezpieczeństwa Publicznego i Indywidualnego “Apeiron” w Krakowie 2016</text:span></text:p>
        </text:list-item>
        <text:list-item>
          <text:p text:style-name="P8"><text:span text:style-name="T8">W</text:span><text:span text:style-name="T7">alas A.: Wirtualna rzeczywistość jako narzędzie badacza społecznego, Uniwersytet Łódzki 2023</text:span></text:p>
        </text:list-item>
        <text:list-item>
          <text:p text:style-name="P15">Zająć J., Wojciszek B.: W poszukiwaniu substytutu fizycznej obecności człowieka: wpływ wirtualnego asystenta na skuteczność wykonania zadań, Psychologia Społeczna 2016</text:p>
        </text:list-item>
      </text:list>
      <text:p text:style-name="P4">O Unity:</text:p>
      <text:list text:style-name="L3">
        <text:list-item>
          <text:p text:style-name="P10">Linowes J., <text:span text:style-name="T3">Unity Virtual Reality Projects, Second Edition, </text:span>Packt Publishing Ltd., Birmingham 2018</text:p>
        </text:list-item>
      </text:list>
      <text:p text:style-name="P3"/>
      <text:p text:style-name="P3">O symulatorach:</text:p>
      <text:list text:style-name="L4">
        <text:list-item>
          <text:p text:style-name="P11">Wiśniewski A., Chełstowska B., <text:span text:style-name="T1">Symulacja medyczna. Informator dla studentów kierunku pielęgniarstwo, </text:span>Wydawnictwo Naukowe Uniwersytetu Kardynała Stefana Wyszyńskiego, Warszawa 2023</text:p>
        </text:list-item>
        <text:list-item>
          <text:p text:style-name="P12">Panczyk M., Gałązkowski R., Gotlib J., W<text:span text:style-name="T1">ykorzystanie symulacji do oceny umiejętności technicznych studentów medycyny i ratownictwa medycznego: aktualny przegląd badań, </text:span>Uniwersytet Medyczny w Warszawie 2016</text:p>
        </text:list-item>
        <text:list-item>
          <text:p text:style-name="P9">Szybicki D., Pietruś P.: Zastosowanie wirtualnej rzeczywistości w projektowaniu stacji zrobotyzowanych, Politechnika Rzeszowska im. Ignacego Łukasiewicza, Katedra Mechaniki Stosowanej i Robotyki 2020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EncodeSansCondensed-Thin" svg:font-family="EncodeSansCondensed-Thin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cturneSerif-Regular" svg:font-family="NocturneSerif-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Pa38" style:family="paragraph" style:parent-style-name="Default" style:next-style-name="Default">
      <style:paragraph-properties style:line-height-at-least="0.496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1-13T12:28:00</meta:creation-date>
    <dc:date>2024-10-05T14:50:52.762000000</dc:date>
    <meta:editing-duration>PT48M41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1" meta:word-count="247" meta:character-count="1973" meta:non-whitespace-character-count="1755"/>
  </office:meta>
</office:document-meta>
</file>